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hangeAcceptedProducer.ExchangeAcceptedProducer( JmsTemplate jms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AcceptedProducer.sendMessage( Object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